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I. Измерение периодов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 = 50 де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 = 0,01с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, де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С, мкФ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0.01*[.B7]/([.A7]*50)" office:value-type="float" office:value="0.000333333333333333" calcext:value-type="float">
            <text:p>0,0003333333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0.01*[.B8]/([.A8]*50)" office:value-type="float" office:value="0.000714285714285714" calcext:value-type="float">
            <text:p>0,000714285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0.01*[.B9]/([.A9]*50)" office:value-type="float" office:value="0.00106666666666667" calcext:value-type="float">
            <text:p>0,0010666667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0.01*[.B10]/([.A10]*50)" office:value-type="float" office:value="0.00125" calcext:value-type="float">
            <text:p>0,00125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0.01*[.B11]/([.A11]*50)" office:value-type="float" office:value="0.00142857142857143" calcext:value-type="float">
            <text:p>0,0014285714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0.01*[.B12]/([.A12]*50)" office:value-type="float" office:value="0.0014" calcext:value-type="float">
            <text:p>0,0014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0.01*[.B13]/([.A13]*50)" office:value-type="float" office:value="0.00184" calcext:value-type="float">
            <text:p>0,00184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0.01*[.B14]/([.A14]*50)" office:value-type="float" office:value="0.002" calcext:value-type="float">
            <text:p>0,002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0.01*[.B15]/([.A15]*50)" office:value-type="float" office:value="0.00215" calcext:value-type="float">
            <text:p>0,00215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0.01*[.B16]/([.A16]*50)" office:value-type="float" office:value="0.0023" calcext:value-type="float">
            <text:p>0,0023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II. Критическое сопротивлени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кр = 8000 Ом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 = 0.1Rк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1, дел</text:p>
          </table:table-cell>
          <table:table-cell office:value-type="string" calcext:value-type="string">
            <text:p>U2, дел</text:p>
          </table:table-cell>
          <table:table-cell office:value-type="string" calcext:value-type="string">
            <text:p>R, Ом</text:p>
          </table:table-cell>
          <table:table-cell/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1/[.A23]*LN([.B23]/[.C23])" office:value-type="float" office:value="0.575646273248511" calcext:value-type="float">
            <text:p>0,5756462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23]+200" office:value-type="float" office:value="1000" calcext:value-type="float">
            <text:p>1000</text:p>
          </table:table-cell>
          <table:table-cell/>
          <table:table-cell table:formula="of:=1/[.A24]*LN([.B24]/[.C24])" office:value-type="float" office:value="0.599146454710798" calcext:value-type="float">
            <text:p>0,5991464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+200" office:value-type="float" office:value="1200" calcext:value-type="float">
            <text:p>1200</text:p>
          </table:table-cell>
          <table:table-cell/>
          <table:table-cell table:formula="of:=1/[.A25]*LN([.B25]/[.C25])" office:value-type="float" office:value="0.659764332403815" calcext:value-type="float">
            <text:p>0,6597643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5]+200" office:value-type="float" office:value="1400" calcext:value-type="float">
            <text:p>1400</text:p>
          </table:table-cell>
          <table:table-cell/>
          <table:table-cell table:formula="of:=1/[.A26]*LN([.B26]/[.C26])" office:value-type="float" office:value="0.799298424266124" calcext:value-type="float">
            <text:p>0,7992984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6]+200" office:value-type="float" office:value="1600" calcext:value-type="float">
            <text:p>1600</text:p>
          </table:table-cell>
          <table:table-cell/>
          <table:table-cell table:formula="of:=1/[.A27]*LN([.B27]/[.C27])" office:value-type="float" office:value="0.902683400367403" calcext:value-type="float">
            <text:p>0,9026834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7]+200" office:value-type="float" office:value="1800" calcext:value-type="float">
            <text:p>1800</text:p>
          </table:table-cell>
          <table:table-cell/>
          <table:table-cell table:formula="of:=1/[.A28]*LN([.B28]/[.C28])" office:value-type="float" office:value="1.15129254649702" calcext:value-type="float">
            <text:p>1,1512925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]+200" office:value-type="float" office:value="2000" calcext:value-type="float">
            <text:p>2000</text:p>
          </table:table-cell>
          <table:table-cell/>
          <table:table-cell table:formula="of:=1/[.A29]*LN([.B29]/[.C29])" office:value-type="float" office:value="1.28247467873077" calcext:value-type="float">
            <text:p>1,2824746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9]+200" office:value-type="float" office:value="2200" calcext:value-type="float">
            <text:p>2200</text:p>
          </table:table-cell>
          <table:table-cell/>
          <table:table-cell table:formula="of:=1/[.A30]*LN([.B30]/[.C30])" office:value-type="float" office:value="1.54552122667916" calcext:value-type="float">
            <text:p>1,5455212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30]+200" office:value-type="float" office:value="2400" calcext:value-type="float">
            <text:p>2400</text:p>
          </table:table-cell>
          <table:table-cell/>
          <table:table-cell table:formula="of:=1/[.A31]*LN([.B31]/[.C31])" office:value-type="float" office:value="1.94591014905531" calcext:value-type="float">
            <text:p>1,9459101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0:10:17.924844535</meta:creation-date>
    <dc:date>2018-09-29T10:59:45.844130786</dc:date>
    <meta:editing-duration>PT8M27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